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5cm" style:rel-column-width="32947*"/>
    </style:style>
    <style:style style:name="Tableau2.B" style:family="table-column">
      <style:table-column-properties style:column-width="2.722cm" style:rel-column-width="3258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28cm"/>
    </style:style>
    <style:style style:name="Tableau3.A" style:family="table-column">
      <style:table-column-properties style:column-width="0.843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font-style="italic" style:font-style-complex="italic" style:font-style-asian="italic" style:font-weight-complex="bold" style:font-weight-asian="bold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llo Here's a new section.</text:p>
      <text:section text:style-name="Sect1" text:name="Section1">
        <text:p text:style-name="Standard">This text is inside the<text:span text:style-name="T2"> </text:span><text:span text:style-name="T2">hello</text:span><text:span text:style-name="T2"> </text:span>section.</text:p>
      </text:section>
      <text:h text:outline-level="2" text:style-name="Heading_20_2">Title 2</text:h>
      <text:p text:style-name="Standard">Now here is a 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number-columns-repeated="1" table:style-name="Tableau2.A"/>
                <table:table-column table:number-columns-repeated="1" table:style-name="Tableau2.B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>45</text:p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>78.05</text:p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7-05-08T00:23:51</dc:date>
    <dc:language>fr-BE</dc:language>
    <meta:editing-cycles>12</meta:editing-cycles>
    <meta:editing-duration>PT41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2" meta:word-count="39" meta:character-count="199"/>
  </office:meta>
</office:document-meta>
</file>